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614cm" table:align="left"/>
    </style:style>
    <style:style style:name="Tabla1.A" style:family="table-column">
      <style:table-column-properties style:column-width="2.665cm"/>
    </style:style>
    <style:style style:name="Tabla1.B" style:family="table-column">
      <style:table-column-properties style:column-width="2.083cm"/>
    </style:style>
    <style:style style:name="Tabla1.C" style:family="table-column">
      <style:table-column-properties style:column-width="8.089cm"/>
    </style:style>
    <style:style style:name="Tabla1.D" style:family="table-column">
      <style:table-column-properties style:column-width="3.776cm"/>
    </style:style>
    <style:style style:name="Tabla1.A1" style:family="table-cell">
      <style:table-cell-properties style:vertical-align="middle" fo:padding="0.185cm" fo:border="0.05pt solid #000000"/>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margin-top="0cm" fo:margin-bottom="0cm" loext:contextual-spacing="false"/>
      <style:text-properties fo:font-size="12pt" style:font-size-asian="12pt" style:font-size-complex="12p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9" style:family="paragraph" style:parent-style-name="Table_20_Contents">
      <style:text-properties fo:font-size="12pt" style:font-size-asian="12pt" style:font-size-complex="12pt"/>
    </style:style>
    <style:style style:name="P10" style:family="paragraph" style:parent-style-name="Standard">
      <style:paragraph-properties fo:line-height="140%" fo:text-align="start" style:justify-single-word="false"/>
      <style:text-properties fo:color="#000000" style:font-name="Arial" fo:font-size="12pt" fo:font-weight="normal" officeooo:paragraph-rsid="00038a4f" fo:background-color="transparent" style:font-name-asian="Arial" style:font-size-asian="12pt" style:font-name-complex="Arial" style:font-size-complex="12pt"/>
    </style:style>
    <style:style style:name="P11" style:family="paragraph" style:parent-style-name="Standard">
      <style:paragraph-properties fo:line-height="180%" fo:text-align="start" style:justify-single-word="false"/>
      <style:text-properties fo:color="#000000" style:font-name="Arial" fo:font-size="12pt" fo:font-weight="normal" officeooo:paragraph-rsid="000517a6" fo:background-color="transparent" style:font-name-asian="Arial" style:font-size-asian="12pt" style:font-name-complex="Arial" style:font-size-complex="12pt"/>
    </style:style>
    <style:style style:name="P12" style:family="paragraph" style:parent-style-name="Standard">
      <style:paragraph-properties fo:line-height="140%" fo:text-align="start" style:justify-single-word="false"/>
      <style:text-properties officeooo:paragraph-rsid="00038a4f"/>
    </style:style>
    <style:style style:name="P13" style:family="paragraph" style:parent-style-name="Standard">
      <style:paragraph-properties fo:line-height="140%" fo:text-align="start" style:justify-single-word="false"/>
      <style:text-properties officeooo:paragraph-rsid="00038a4f" fo:background-color="transparent"/>
    </style:style>
    <style:style style:name="P1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5"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ize-complex="12pt"/>
    </style:style>
    <style:style style:name="P16"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font-size-asian="12pt" style:font-size-complex="12pt"/>
    </style:style>
    <style:style style:name="P17"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8"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01f3f5" style:text-blinking="false" fo:background-color="transparent" style:font-size-asian="12pt" style:font-size-complex="12pt"/>
    </style:style>
    <style:style style:name="P24"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25"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26" style:family="paragraph" style:parent-style-name="Text_20_body">
      <style:paragraph-properties fo:margin-top="0cm" fo:margin-bottom="0cm" loext:contextual-spacing="false" fo:line-height="179%" style:writing-mode="lr-tb"/>
      <style:text-properties fo:color="#000000" style:font-name="Arial" fo:font-size="12pt" fo:font-weight="normal" officeooo:paragraph-rsid="000517a6" fo:background-color="transparent" style:font-size-asian="12pt" style:font-size-complex="12p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weight="normal" fo:background-color="transparent" loext:char-shading-value="0"/>
    </style:style>
    <style:style style:name="T4" style:family="text">
      <style:text-properties fo:font-variant="normal" fo:text-transform="none" style:text-line-through-style="none" style:text-line-through-type="none" fo:font-style="normal" style:text-underline-style="none" style:text-blinking="false"/>
    </style:style>
    <style:style style:name="T5" style:family="text">
      <style:text-properties fo:color="#000000" style:font-name="Arial" fo:font-size="10pt" style:text-underline-style="solid" style:text-underline-width="auto" style:text-underline-color="font-color" fo:font-weight="normal" style:text-underline-mode="continuous" style:text-overline-mode="continuous" style:text-line-through-mode="continuous" fo:background-color="#ffff00" loext:char-shading-value="0" style:font-name-asian="Arial" style:font-name-complex="Arial"/>
    </style:style>
    <style:style style:name="T6" style:family="text">
      <style:text-properties fo:color="#000000" style:font-name="Arial" fo:font-size="10pt" style:text-underline-style="solid" style:text-underline-width="auto" style:text-underline-color="font-color" fo:font-weight="normal" style:text-underline-mode="continuous" style:text-overline-mode="continuous" style:text-line-through-mode="continuous" style:font-name-asian="Arial" style:font-name-complex="Arial"/>
    </style:style>
    <style:style style:name="T7" style:family="text">
      <style:text-properties fo:color="#000000" style:font-name="Arial" fo:font-size="10pt" fo:font-weight="normal" fo:background-color="#ffff00" loext:char-shading-value="0" style:font-name-asian="Arial" style:font-name-complex="Arial"/>
    </style:style>
    <style:style style:name="T8" style:family="text">
      <style:text-properties fo:color="#000000" style:font-name="Arial" fo:font-size="10pt" fo:font-weight="normal" style:font-name-asian="Arial" style:font-name-complex="Arial"/>
    </style:style>
    <style:style style:name="T9" style:family="text">
      <style:text-properties style:font-name-asian="Arial" style:font-name-complex="Arial"/>
    </style:style>
    <style:style style:name="T10" style:family="text">
      <style:text-properties style:font-name-asian="Arial" style:font-name-complex="Arial" fo:background-color="#ffffff"/>
    </style:style>
    <style:style style:name="T11" style:family="text">
      <style:text-properties fo:background-color="#ffff00" loext:char-shading-value="0" style:font-name-asian="Arial" style:font-name-complex="Ari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docs-internal-guid-6c884db6-55ff-0bb1-0e53-ef2dd936b0bd"/>Plan de Testing</text:p>
      <text:p text:style-name="P3"/>
      <text:p text:style-name="P3">Historia del documento</text:p>
      <text:p text:style-name="P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7">Fecha</text:p>
          </table:table-cell>
          <table:table-cell table:style-name="Tabla1.A1" office:value-type="string">
            <text:p text:style-name="P7">Versión</text:p>
          </table:table-cell>
          <table:table-cell table:style-name="Tabla1.A1" office:value-type="string">
            <text:p text:style-name="P7">Comentarios</text:p>
          </table:table-cell>
          <table:table-cell table:style-name="Tabla1.A1" office:value-type="string">
            <text:p text:style-name="P7">Autor</text:p>
          </table:table-cell>
        </table:table-row>
        <table:table-row>
          <table:table-cell table:style-name="Tabla1.A1" office:value-type="string">
            <text:p text:style-name="P9"/>
          </table:table-cell>
          <table:table-cell table:style-name="Tabla1.A1" office:value-type="string">
            <text:p text:style-name="P8">v0.1</text:p>
          </table:table-cell>
          <table:table-cell table:style-name="Tabla1.A1" office:value-type="string">
            <text:p text:style-name="P8">Creación del documento</text:p>
          </table:table-cell>
          <table:table-cell table:style-name="Tabla1.A1" office:value-type="string">
            <text:p text:style-name="P9"/>
          </table:table-cell>
        </table:table-row>
        <table:table-row>
          <table:table-cell table:style-name="Tabla1.A1" office:value-type="string">
            <text:p text:style-name="P9"/>
          </table:table-cell>
          <table:table-cell table:style-name="Tabla1.A1" office:value-type="string">
            <text:p text:style-name="P8">v1.0</text:p>
          </table:table-cell>
          <table:table-cell table:style-name="Tabla1.A1" office:value-type="string">
            <text:p text:style-name="P8">Revisada por el equipo</text:p>
          </table:table-cell>
          <table:table-cell table:style-name="Tabla1.A1" office:value-type="string">
            <text:p text:style-name="P9"/>
          </table:table-cell>
        </table:table-row>
      </table:table>
      <text:p text:style-name="P1"/>
      <text:p text:style-name="P3">1. Introducción</text:p>
      <text:p text:style-name="P1"/>
      <text:p text:style-name="P3">1.1. Objetivos del plan</text:p>
      <text:p text:style-name="P1"/>
      <text:p text:style-name="P5">El plan de test del sistema especifica los procesos de test y verificación que se realizarán durante el proyecto, con el objeto de identificar defectos y fallas, evaluar la calidad y determinar el cumplimiento de los requerimientos.</text:p>
      <text:p text:style-name="P1"/>
      <text:p text:style-name="P5">Los objetivos de este plan son:</text:p>
      <text:list xml:id="list3449484671894642587" text:style-name="L1">
        <text:list-item>
          <text:p text:style-name="P17">Definir y detallar todas las tareas que se realizarán para probar el sistema.</text:p>
        </text:list-item>
      </text:list>
      <text:list xml:id="list5564796626425818896" text:style-name="L2">
        <text:list-item>
          <text:p text:style-name="P18">Definir el plan y la persona encargada de cada tarea.</text:p>
        </text:list-item>
        <text:list-item>
          <text:p text:style-name="P18">Definir las herramientas de prueba y el ambiente necesario para realizar las actividades de testing.</text:p>
        </text:list-item>
        <text:list-item>
          <text:p text:style-name="P18">Definir los ítems y funcionalidades que serán probados.</text:p>
        </text:list-item>
      </text:list>
      <text:p text:style-name="P1"/>
      <text:p text:style-name="P3">1.2. Alcance del testing</text:p>
      <text:p text:style-name="P1"/>
      <text:p text:style-name="P5">El alcance del test del sistema es probar la funcionalidad completa del sistema, partiendo como base de los requerimientos funcionales.</text:p>
      <text:p text:style-name="P23">Las pruebas de funcionalidad incluirán test unitarios (efectuados al momento de construcción del código), pruebas de integración (donde se probará la correcta interacción entre subsistemas<text:span text:style-name="T9"> </text:span><text:span text:style-name="T10">y se validará la arquitectura</text:span>) y pruebas de sistema, efectuadas en el momento en que el sistema completo esté integrado. </text:p>
      <text:p text:style-name="P1"/>
      <text:p text:style-name="P5">Los test de integración y sistema serán ambos de caja negra, donde se evaluará la respuesta del sistema frente a un conjunto de condiciones de entrada, sin analizar el funcionamiento interno del código.</text:p>
      <text:p text:style-name="P1"><text:soft-page-break/></text:p>
      <text:p text:style-name="P5">Además, se probará que el sistema cumple con los requerimientos no funcionales establecidos.</text:p>
      <text:p text:style-name="P1"/>
      <text:p text:style-name="P3">1.3. Criterios de entrada</text:p>
      <text:p text:style-name="P1"/>
      <text:p text:style-name="P5">Para poder comenzar con la fase de prueba de cada uno de los subproyectos se deben cumplir las siguientes pre-condiciones:</text:p>
      <text:list xml:id="list6411384749011837692" text:style-name="L3">
        <text:list-item>
          <text:p text:style-name="P19">Test unitarios realizados y completados de cada uno de los componentes.</text:p>
        </text:list-item>
        <text:list-item>
          <text:p text:style-name="P19">Interfaz de usuario del módulo a probar implementada (excepto los subsistemas que no necesiten).</text:p>
        </text:list-item>
      </text:list>
      <text:p text:style-name="P1"/>
      <text:p text:style-name="P5">Para poder comenzar con las pruebas de integración de subsistemas, se deben cumplir las siguientes pre-condiciones:</text:p>
      <text:list xml:id="list1739420895568203682" text:style-name="L4">
        <text:list-item>
          <text:p text:style-name="P20">Pruebas funcionales y no funcionales de subproyectos realizadas y completadas.</text:p>
        </text:list-item>
        <text:list-item>
          <text:p text:style-name="P20">Comunicación entre subsistemas implementada.</text:p>
        </text:list-item>
      </text:list>
      <text:p text:style-name="P12"><text:span text:style-name="T5"/></text:p>
      <text:p text:style-name="P13"><text:span text:style-name="T6">Nota</text:span><text:span text:style-name="T8">: para validar la arquitectura (efectuando un test de integración a las interfaces de los subsistemas), la pre-condición que se debe cumplir es únicamente la implementación de la comunicación entre subsistemas.</text:span></text:p>
      <text:p text:style-name="P10"/>
      <text:p text:style-name="P5">Para poder comenzar con las pruebas de sistema, se deben cumplir las siguientes pre-condiciones:</text:p>
      <text:list xml:id="list177461892851803761" text:style-name="L5">
        <text:list-item>
          <text:p text:style-name="P21">Pruebas de integración de subproyectos realizada y terminada.</text:p>
        </text:list-item>
      </text:list>
      <text:p text:style-name="P1"/>
      <text:p text:style-name="P3">1.4. Criterios de salida</text:p>
      <text:p text:style-name="P1"/>
      <text:p text:style-name="P5">Se considerará que una fase de pruebas está completa cuando se hayan ejecutado todos los casos de prueba correctamente y no se hayan encontrado defectos o, se hayan corregido.</text:p>
      <text:p text:style-name="P1"/>
      <text:p text:style-name="P3">2. Test del sistema</text:p>
      <text:p text:style-name="P1"/>
      <text:p text:style-name="P5">El sistema a probar cuenta con cinco subsistemas, los cuales serán probados independientemente uno del otro y, luego, se realizarán pruebas de integración. Una vez finalizado el sistema, y todos sus componentes y subsistemas integrados, se realizarán pruebas de sistema.</text:p>
      <text:p text:style-name="P1"><text:soft-page-break/></text:p>
      <text:p text:style-name="P5">Los subsistemas a testear son los siguientes:</text:p>
      <text:list xml:id="list1841277797330730480" text:style-name="L6">
        <text:list-item>
          <text:p text:style-name="P22">App Web</text:p>
        </text:list-item>
        <text:list-item>
          <text:p text:style-name="P22">App Móviles</text:p>
        </text:list-item>
        <text:list-item>
          <text:p text:style-name="P22">App Usuarios</text:p>
        </text:list-item>
        <text:list-item>
          <text:p text:style-name="P22">Web Service</text:p>
        </text:list-item>
        <text:list-item>
          <text:p text:style-name="P22">App Control de Pasaje</text:p>
        </text:list-item>
      </text:list>
      <text:p text:style-name="P1"/>
      <text:p text:style-name="P3">2.1. Estrategia de testing</text:p>
      <text:p text:style-name="P1"/>
      <text:p text:style-name="P5">Con objeto de asegurar la calidad del sistema y verificar que se cumplieron los requerimientos establecidos, se realizarán las siguientes pruebas:</text:p>
      <text:p text:style-name="P1"/>
      <text:p text:style-name="P3">Test Unitarios</text:p>
      <text:p text:style-name="P1"/>
      <text:p text:style-name="P5">Las pruebas unitarias las llevarán a cabo los desarrolladores en la implementación del sistema. El objetivo es comprobar que el código escrito, a nivel de función y módulo, funciona correctamente de acuerdo a su propósito.</text:p>
      <text:p text:style-name="P1"/>
      <text:p text:style-name="P5">Los test unitarios no serán documentados. Cada desarrollador los llevará a cabo sobre su código y, una vez que esté aprobado, se sube al repositorio.</text:p>
      <text:p text:style-name="P1"/>
      <text:p text:style-name="P3">Test Funcionales</text:p>
      <text:p text:style-name="P1"/>
      <text:p text:style-name="P5">Los test funcionales se llevarán a cabo sobre todos los subproyectos individualmente. Se realizarán utilizando el enfoque de caja negra, donde no se analizará el funcionamiento interno del código.</text:p>
      <text:p text:style-name="P1"/>
      <text:p text:style-name="P5">Para las aplicaciones que tienen interacción con el usuario final (App Web, App Móviles y App Usuarios) se realizarán las pruebas utilizando la interfaz de usuario, adoptando el rol de usuario final, y se verificará que el subsistema cumple con los requerimientos establecidos.</text:p>
      <text:p text:style-name="P5">Para los servicios internos del sistema (Web Service y App Control Pasaje), se realizarán las pruebas utilizando sus interfaces de comunicación, simulando una entrada de datos desde las aplicaciones conectadas al servicio.</text:p>
      <text:p text:style-name="P1"/>
      <text:p text:style-name="P5"><text:soft-page-break/>Los datos de entrada, pre-condiciones y los escenarios serán definidos por la persona que hará las pruebas, basándose en los requerimientos y casos de uso.</text:p>
      <text:p text:style-name="P1"/>
      <text:p text:style-name="P5">Se considerará que las pruebas funcionales están completas cuando se hayan ejecutado todos los casos de prueba correctamente y no se hayan encontrado defectos o, se hayan corregido.</text:p>
      <text:p text:style-name="P1"/>
      <text:p text:style-name="P3">Test No Funcionales</text:p>
      <text:p text:style-name="P1"/>
      <text:p text:style-name="P5">Los test no funcionales se llevarán a cabo sobre todos los subproyectos individualmente, siempre que el subproyecto en cuestión tenga requerimientos no funcionales. </text:p>
      <text:p text:style-name="P1"/>
      <text:p text:style-name="P5">Según el requerimiento a testear, se debe realizar lo siguiente:</text:p>
      <text:list xml:id="list4756779508808025363" text:style-name="L7">
        <text:list-item>
          <text:p text:style-name="P15"><text:span text:style-name="T1">Velocidad</text:span><text:span text:style-name="T3">: Medir el tiempo, en segundos, que requiere el sistema en cumplir su función. Este tiempo debe estar dentro del rango especificado en los requerimientos.</text:span></text:p>
        </text:list-item>
        <text:list-item>
          <text:p text:style-name="P15"><text:span text:style-name="T1">Fiabilidad</text:span><text:span text:style-name="T3">: Utilizar el sistema durante un tiempo representativo para el negocio, con el objeto de verificar que funciona continuamente sin interrupciones.</text:span></text:p>
        </text:list-item>
        <text:list-item>
          <text:p text:style-name="P15"><text:span text:style-name="T1">Usabilidad</text:span><text:span text:style-name="T3">: Verificar que sea rápido e intuitivo realizar una operación utilizando el sistema. El camino a seguir para realizar cada proceso debe estar bien claro y la cantidad de pasos para alcanzar el resultado no debe ser excesiva.</text:span></text:p>
        </text:list-item>
        <text:list-item>
          <text:p text:style-name="P15"><text:span text:style-name="T1">Rendimiento</text:span><text:span text:style-name="T3">: Para evaluar el rendimiento, en los casos en que aplique, se deberá crear un conjunto de datos de entrada que permita llevar el sistema a una situación de carga fuera del uso normal.</text:span></text:p>
        </text:list-item>
      </text:list>
      <text:p text:style-name="P1"/>
      <text:p text:style-name="P3">Test de integración</text:p>
      <text:p text:style-name="P1"/>
      <text:p text:style-name="P6">El test de integración será realizado para probar el funcionamiento en conjunto entre dos o más subsistemas. Para realizar estas pruebas, se creará un conjunto de datos de entrada en un subsistema y se evaluará como estos datos pasan a través de otro subsistema y se cumple la funcionalidad especificada en los requerimientos. </text:p>
      <text:p text:style-name="P1"/>
      <text:p text:style-name="P26"><text:span text:style-name="T4">El foco de la prueba estará en verificar que un subsistema, de acuerdo al ingreso de datos provenientes de otro subsistema, cumple con los resultados esperados.</text:span></text:p>
      <text:p text:style-name="P26"><text:soft-page-break/><text:span text:style-name="T10">Además, las pruebas de integración se utilizarán para validar la arquitectura. Aquí se busca verificar que la comunicación entre los subsistemas se realiza de manera fluida y sin ningún tipo de problemas. El objetivo es comprobar que la base de la arquitectura (comunicación entre las diferentes aplicaciones y servicios del sistema) funcionan de manera estable y no es necesario cambiar el enfoque de diseño.</text:span></text:p>
      <text:p text:style-name="P11"/>
      <text:p text:style-name="P4">Test de Sistema</text:p>
      <text:p text:style-name="P1"/>
      <text:p text:style-name="P6">El test de sistema se realiza una vez que los subsistemas estén todos integrados. Para realizar estas pruebas, se adoptará el rol de usuario final (operador, chofer y cliente) y se utilizará el sistema desde su interfaz de usuario. El objetivo es comprobar que el sistema se comporta de acuerdo a las especificaciones y, en caso de encontrar defectos, corregirlos.</text:p>
      <text:p text:style-name="P1"/>
      <text:p text:style-name="P3">2.2. Criterios de éxito/fracaso</text:p>
      <text:p text:style-name="P1"/>
      <text:p text:style-name="P5">Se considerará que la ejecución de un caso de prueba ha sido exitosa cuando cada uno de sus pasos arroje los mismos resultados que los definidos durante el diseño del caso de prueba. Ante alguna variación de los resultados, el caso de prueba será considerado como fracaso.</text:p>
      <text:p text:style-name="P1"/>
      <text:p text:style-name="P5">Ante escenarios de casos alternativos, es decir, pasos que pretenden llevar al sistema a una situación fuera del flujo normal, se considerará exitoso si el sistema también responde de la manera predefinida. Este es el caso de manejo de errores, acciones inválidas, mensajes de error, etc.</text:p>
      <text:p text:style-name="P1"/>
      <text:p text:style-name="P3">2.3. Entregables</text:p>
      <text:p text:style-name="P1"/>
      <text:p text:style-name="P5">Dentro de cada subproyecto, se crearán dos documentos. Uno donde se especifiquen los diseños de casos de prueba y, en el otro, se presentará la ejecución de estos casos de prueba.</text:p>
      <text:p text:style-name="P1"/>
      <text:p text:style-name="P5">Además, se crearán dentro del directorio de integración, dos documentos referidos al <text:soft-page-break/>diseño y ejecución de los test de integración y otros dos documentos referidos al diseño y ejecución de los test de sistema.</text:p>
      <text:p text:style-name="P1"/>
      <text:p text:style-name="P3">3. Configuración del Test</text:p>
      <text:p text:style-name="P1"/>
      <text:p text:style-name="P5">En esta sección se establecen los componentes del testing, así como los recursos y ambientes necesarios para llevarlos a cabo.</text:p>
      <text:p text:style-name="P1"/>
      <text:p text:style-name="P3">3.1. Hardware</text:p>
      <text:p text:style-name="P1"/>
      <text:p text:style-name="P5">Para realizar las pruebas, se necesitará contar con los siguientes equipos:</text:p>
      <text:list xml:id="list8613474295664189168" text:style-name="L8">
        <text:list-item>
          <text:p text:style-name="P24"><text:span text:style-name="T2">Servidor Virtual Privado (VPS)</text:span><text:span text:style-name="T1">: Servidor donde esté alojado la aplicación web que utilizará la central, y los servicios internos del sistema (App Web, Web Service y App Control de Pasaje).</text:span></text:p>
        </text:list-item>
        <text:list-item>
          <text:p text:style-name="P24"><text:span text:style-name="T2">Smartphones</text:span><text:span text:style-name="T1">: Dispositivos móviles donde se instalen, en unos la aplicación de choferes y en otros la aplicación de clientes (App Móviles y App Usuarios respectivamente).</text:span></text:p>
        </text:list-item>
        <text:list-item>
          <text:p text:style-name="P16"><text:span text:style-name="T1">PC</text:span><text:span text:style-name="T3">: Computadora con conexión a internet para acceder a la aplicación Web.</text:span></text:p>
        </text:list-item>
      </text:list>
      <text:p text:style-name="P1"/>
      <text:p text:style-name="P3">3.2. Software</text:p>
      <text:p text:style-name="P1"/>
      <text:p text:style-name="P5">Las pruebas serán realizadas manualmente y la información se registrará en tablas dentro de un documento de texto. No se utilizará ninguna herramienta de testing específica ni se realizarán test automáticos.</text:p>
      <text:p text:style-name="P1"/>
      <text:p text:style-name="P3">3.3. Ambiente</text:p>
      <text:p text:style-name="P1"/>
      <text:p text:style-name="P5">Para realizar las pruebas sobre cada uno de los subproyectos, se creará una copia local del repositorio. En el caso de las pruebas de integración y de sistema, se creará una copia del sistema en el servidor.</text:p>
      <text:p text:style-name="P1"/>
      <text:p text:style-name="P3">4. Tareas</text:p>
      <text:p text:style-name="P1"/>
      <text:p text:style-name="P3">4.1. Actividades</text:p>
      <text:p text:style-name="P1"/>
      <text:p text:style-name="P5"><text:soft-page-break/>La secuencia de actividades para probar el sistema y/o subsistemas es la siguiente:</text:p>
      <text:list xml:id="list1101851794975620216" text:style-name="L9">
        <text:list-item>
          <text:p text:style-name="P25"><text:span text:style-name="T2">Diseñar los casos de prueba</text:span><text:span text:style-name="T1">: Incluye la definición de pre y post-condiciones, la descripción de los pasos a ejecutar y el resultado esperado en cada paso.</text:span></text:p>
        </text:list-item>
        <text:list-item>
          <text:p text:style-name="P25"><text:span text:style-name="T2">Definir los escenarios</text:span><text:span text:style-name="T1">: Definir las posibles situaciones que se pueden presentar utilizando el sistema, derivadas de las reglas de negocio.</text:span></text:p>
        </text:list-item>
        <text:list-item>
          <text:p text:style-name="P25"><text:span text:style-name="T2">Definir el conjunto de datos de entrada para cada caso</text:span><text:span text:style-name="T1">: Datos que servirán como base para realizar las pruebas.</text:span></text:p>
        </text:list-item>
        <text:list-item>
          <text:p text:style-name="P25"><text:span text:style-name="T2">Preparar el ambiente de testing</text:span><text:span text:style-name="T1">: Realizar las copias del sistema desde el repositorio y configurar las dependencias necesarias.</text:span></text:p>
        </text:list-item>
        <text:list-item>
          <text:p text:style-name="P25"><text:span text:style-name="T2">Ejecutar los casos de prueba</text:span><text:span text:style-name="T1">: Ejecutar los pasos de los casos de prueba y registrar si pasa o no la prueba.</text:span></text:p>
        </text:list-item>
        <text:list-item>
          <text:p text:style-name="P25"><text:span text:style-name="T2">Reportar defectos</text:span><text:span text:style-name="T1">: En caso de que algún caso falle, se debe verificar si es un defecto del sistema. En caso de que sea así, se debe reportar para que sea corregido y, luego, realizar nuevamente las pruebas.</text:span></text:p>
        </text:list-item>
        <text:list-item>
          <text:p text:style-name="P25"><text:span text:style-name="T2">Registrar resultados</text:span><text:span text:style-name="T1">: Registrar los resultados obtenidos de las pruebas.</text:span></text:p>
        </text:list-item>
      </text:list>
      <text:p text:style-name="P1"/>
      <text:p text:style-name="P3">4.2. Responsabilidades</text:p>
      <text:p text:style-name="P1"/>
      <text:p text:style-name="P5">Debido a que el grupo de trabajo está constituído por dos personas, las pruebas las harán los integrantes en conjunt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15T18:36:02.658690454</meta:creation-date>
    <dc:date>2016-07-28T00:26:50.780127197</dc:date>
    <dc:creator>sebastian </dc:creator>
    <meta:editing-duration>PT17M23S</meta:editing-duration>
    <meta:editing-cycles>4</meta:editing-cycles>
    <meta:generator>LibreOffice/5.0.3.2$Linux_X86_64 LibreOffice_project/00m0$Build-2</meta:generator>
    <meta:document-statistic meta:table-count="1" meta:image-count="0" meta:object-count="0" meta:page-count="7" meta:paragraph-count="97" meta:word-count="1623" meta:character-count="10180" meta:non-whitespace-character-count="8677"/>
  </office:meta>
</office:document-meta>
</file>